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4cd" officeooo:paragraph-rsid="000794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-ТО ВАЖНОЕ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00:34:16.259157434</meta:creation-date>
    <dc:date>2023-05-27T00:34:56.670631283</dc:date>
    <meta:editing-duration>PT41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5.3.2$Linux_X86_64 LibreOffice_project/50$Build-2</meta:generator>
  </office:meta>
</office:document-meta>
</file>